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T, К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I, мА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y*y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/>
          <table:table-cell table:formula="of:=[.B2]*[.C2]*0.001" office:value-type="float" office:value="0.0345" calcext:value-type="float">
            <text:p>0.0345</text:p>
          </table:table-cell>
          <table:table-cell table:formula="of:=[.A2]" office:value-type="float" office:value="0.3" calcext:value-type="float">
            <text:p>0.3</text:p>
          </table:table-cell>
          <table:table-cell table:formula="of:=[.E2]*[.E2]" office:value-type="float" office:value="0.00119025" calcext:value-type="float">
            <text:p>0.00119025</text:p>
          </table:table-cell>
          <table:table-cell table:formula="of:=[.F2]*[.F2]" office:value-type="float" office:value="0.09" calcext:value-type="float">
            <text:p>0.09</text:p>
          </table:table-cell>
          <table:table-cell table:formula="of:=[.E2]*[.F2]" office:value-type="float" office:value="0.01035" calcext:value-type="float">
            <text:p>0.0103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67.7" calcext:value-type="float">
            <text:p>67.7</text:p>
          </table:table-cell>
          <table:table-cell/>
          <table:table-cell table:formula="of:=[.B3]*[.C3]*0.001" office:value-type="float" office:value="0.1354" calcext:value-type="float">
            <text:p>0.1354</text:p>
          </table:table-cell>
          <table:table-cell table:formula="of:=[.A3]" office:value-type="float" office:value="1.5" calcext:value-type="float">
            <text:p>1.5</text:p>
          </table:table-cell>
          <table:table-cell table:formula="of:=[.E3]*[.E3]" office:value-type="float" office:value="0.01833316" calcext:value-type="float">
            <text:p>0.01833316</text:p>
          </table:table-cell>
          <table:table-cell table:formula="of:=[.F3]*[.F3]" office:value-type="float" office:value="2.25" calcext:value-type="float">
            <text:p>2.25</text:p>
          </table:table-cell>
          <table:table-cell table:formula="of:=[.E3]*[.F3]" office:value-type="float" office:value="0.2031" calcext:value-type="float">
            <text:p>0.2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86.9" calcext:value-type="float">
            <text:p>86.9</text:p>
          </table:table-cell>
          <table:table-cell/>
          <table:table-cell table:formula="of:=[.B4]*[.C4]*0.001" office:value-type="float" office:value="0.22594" calcext:value-type="float">
            <text:p>0.22594</text:p>
          </table:table-cell>
          <table:table-cell table:formula="of:=[.A4]" office:value-type="float" office:value="2" calcext:value-type="float">
            <text:p>2</text:p>
          </table:table-cell>
          <table:table-cell table:formula="of:=[.E4]*[.E4]" office:value-type="float" office:value="0.0510488836" calcext:value-type="float">
            <text:p>0.0510488836</text:p>
          </table:table-cell>
          <table:table-cell table:formula="of:=[.F4]*[.F4]" office:value-type="float" office:value="4" calcext:value-type="float">
            <text:p>4</text:p>
          </table:table-cell>
          <table:table-cell table:formula="of:=[.E4]*[.F4]" office:value-type="float" office:value="0.45188" calcext:value-type="float">
            <text:p>0.451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28.1" calcext:value-type="float">
            <text:p>128.1</text:p>
          </table:table-cell>
          <table:table-cell/>
          <table:table-cell table:formula="of:=[.B5]*[.C5]*0.001" office:value-type="float" office:value="0.52521" calcext:value-type="float">
            <text:p>0.52521</text:p>
          </table:table-cell>
          <table:table-cell table:formula="of:=[.A5]" office:value-type="float" office:value="6" calcext:value-type="float">
            <text:p>6</text:p>
          </table:table-cell>
          <table:table-cell table:formula="of:=[.E5]*[.E5]" office:value-type="float" office:value="0.2758455441" calcext:value-type="float">
            <text:p>0.2758455441</text:p>
          </table:table-cell>
          <table:table-cell table:formula="of:=[.F5]*[.F5]" office:value-type="float" office:value="36" calcext:value-type="float">
            <text:p>36</text:p>
          </table:table-cell>
          <table:table-cell table:formula="of:=[.E5]*[.F5]" office:value-type="float" office:value="3.15126" calcext:value-type="float">
            <text:p>3.1512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office:value-type="float" office:value="158.5" calcext:value-type="float">
            <text:p>158.5</text:p>
          </table:table-cell>
          <table:table-cell/>
          <table:table-cell table:formula="of:=[.B6]*[.C6]*0.001" office:value-type="float" office:value="0.7925" calcext:value-type="float">
            <text:p>0.7925</text:p>
          </table:table-cell>
          <table:table-cell table:formula="of:=[.A6]" office:value-type="float" office:value="8.9" calcext:value-type="float">
            <text:p>8.9</text:p>
          </table:table-cell>
          <table:table-cell table:formula="of:=[.E6]*[.E6]" office:value-type="float" office:value="0.62805625" calcext:value-type="float">
            <text:p>0.62805625</text:p>
          </table:table-cell>
          <table:table-cell table:formula="of:=[.F6]*[.F6]" office:value-type="float" office:value="79.21" calcext:value-type="float">
            <text:p>79.21</text:p>
          </table:table-cell>
          <table:table-cell table:formula="of:=[.E6]*[.F6]" office:value-type="float" office:value="7.05325" calcext:value-type="float">
            <text:p>7.053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редние</text:p>
          </table:table-cell>
          <table:table-cell table:formula="of:=AVERAGE([.E1:.E6])" office:value-type="float" office:value="0.34271" calcext:value-type="float">
            <text:p>0.34271</text:p>
          </table:table-cell>
          <table:table-cell table:formula="of:=AVERAGE([.F1:.F6])" office:value-type="float" office:value="3.74" calcext:value-type="float">
            <text:p>3.74</text:p>
          </table:table-cell>
          <table:table-cell table:formula="of:=AVERAGE([.G1:.G6])" office:value-type="float" office:value="0.19489481754" calcext:value-type="float">
            <text:p>0.19489481754</text:p>
          </table:table-cell>
          <table:table-cell table:formula="of:=AVERAGE([.H1:.H6])" office:value-type="float" office:value="24.31" calcext:value-type="float">
            <text:p>24.31</text:p>
          </table:table-cell>
          <table:table-cell table:formula="of:=AVERAGE([.I1:.I6])" office:value-type="float" office:value="2.173968" calcext:value-type="float">
            <text:p>2.173968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T, К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I, мА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y*y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54.9" calcext:value-type="float">
            <text:p>54.9</text:p>
          </table:table-cell>
          <table:table-cell/>
          <table:table-cell table:formula="of:=[.B2]*[.C2]*0.001" office:value-type="float" office:value="0.09882" calcext:value-type="float">
            <text:p>0.09882</text:p>
          </table:table-cell>
          <table:table-cell table:formula="of:=[.A2]" office:value-type="float" office:value="0.5" calcext:value-type="float">
            <text:p>0.5</text:p>
          </table:table-cell>
          <table:table-cell table:formula="of:=[.E2]*[.E2]" office:value-type="float" office:value="0.0097653924" calcext:value-type="float">
            <text:p>0.0097653924</text:p>
          </table:table-cell>
          <table:table-cell table:formula="of:=[.F2]*[.F2]" office:value-type="float" office:value="0.25" calcext:value-type="float">
            <text:p>0.25</text:p>
          </table:table-cell>
          <table:table-cell table:formula="of:=[.E2]*[.F2]" office:value-type="float" office:value="0.04941" calcext:value-type="float">
            <text:p>0.0494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77.6" calcext:value-type="float">
            <text:p>77.6</text:p>
          </table:table-cell>
          <table:table-cell/>
          <table:table-cell table:formula="of:=[.B3]*[.C3]*0.001" office:value-type="float" office:value="0.194" calcext:value-type="float">
            <text:p>0.194</text:p>
          </table:table-cell>
          <table:table-cell table:formula="of:=[.A3]" office:value-type="float" office:value="1.2" calcext:value-type="float">
            <text:p>1.2</text:p>
          </table:table-cell>
          <table:table-cell table:formula="of:=[.E3]*[.E3]" office:value-type="float" office:value="0.037636" calcext:value-type="float">
            <text:p>0.037636</text:p>
          </table:table-cell>
          <table:table-cell table:formula="of:=[.F3]*[.F3]" office:value-type="float" office:value="1.44" calcext:value-type="float">
            <text:p>1.44</text:p>
          </table:table-cell>
          <table:table-cell table:formula="of:=[.E3]*[.F3]" office:value-type="float" office:value="0.2328" calcext:value-type="float">
            <text:p>0.2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99.4" calcext:value-type="float">
            <text:p>99.4</text:p>
          </table:table-cell>
          <table:table-cell/>
          <table:table-cell table:formula="of:=[.B4]*[.C4]*0.001" office:value-type="float" office:value="0.31808" calcext:value-type="float">
            <text:p>0.31808</text:p>
          </table:table-cell>
          <table:table-cell table:formula="of:=[.A4]" office:value-type="float" office:value="2" calcext:value-type="float">
            <text:p>2</text:p>
          </table:table-cell>
          <table:table-cell table:formula="of:=[.E4]*[.E4]" office:value-type="float" office:value="0.1011748864" calcext:value-type="float">
            <text:p>0.1011748864</text:p>
          </table:table-cell>
          <table:table-cell table:formula="of:=[.F4]*[.F4]" office:value-type="float" office:value="4" calcext:value-type="float">
            <text:p>4</text:p>
          </table:table-cell>
          <table:table-cell table:formula="of:=[.E4]*[.F4]" office:value-type="float" office:value="0.63616" calcext:value-type="float">
            <text:p>0.6361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109.7" calcext:value-type="float">
            <text:p>109.7</text:p>
          </table:table-cell>
          <table:table-cell/>
          <table:table-cell table:formula="of:=[.B5]*[.C5]*0.001" office:value-type="float" office:value="0.39492" calcext:value-type="float">
            <text:p>0.39492</text:p>
          </table:table-cell>
          <table:table-cell table:formula="of:=[.A5]" office:value-type="float" office:value="2.6" calcext:value-type="float">
            <text:p>2.6</text:p>
          </table:table-cell>
          <table:table-cell table:formula="of:=[.E5]*[.E5]" office:value-type="float" office:value="0.1559618064" calcext:value-type="float">
            <text:p>0.1559618064</text:p>
          </table:table-cell>
          <table:table-cell table:formula="of:=[.F5]*[.F5]" office:value-type="float" office:value="6.76" calcext:value-type="float">
            <text:p>6.76</text:p>
          </table:table-cell>
          <table:table-cell table:formula="of:=[.E5]*[.F5]" office:value-type="float" office:value="1.026792" calcext:value-type="float">
            <text:p>1.0267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B6]*[.C6]*0.001" office:value-type="float" office:value="0.492" calcext:value-type="float">
            <text:p>0.492</text:p>
          </table:table-cell>
          <table:table-cell table:formula="of:=[.A6]" office:value-type="float" office:value="3.3" calcext:value-type="float">
            <text:p>3.3</text:p>
          </table:table-cell>
          <table:table-cell table:formula="of:=[.E6]*[.E6]" office:value-type="float" office:value="0.242064" calcext:value-type="float">
            <text:p>0.242064</text:p>
          </table:table-cell>
          <table:table-cell table:formula="of:=[.F6]*[.F6]" office:value-type="float" office:value="10.89" calcext:value-type="float">
            <text:p>10.89</text:p>
          </table:table-cell>
          <table:table-cell table:formula="of:=[.E6]*[.F6]" office:value-type="float" office:value="1.6236" calcext:value-type="float">
            <text:p>1.623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6" calcext:value-type="float">
            <text:p>6</text:p>
          </table:table-cell>
          <table:table-cell office:value-type="float" office:value="207.1" calcext:value-type="float">
            <text:p>207.1</text:p>
          </table:table-cell>
          <table:table-cell/>
          <table:table-cell table:formula="of:=[.B7]*[.C7]*0.001" office:value-type="float" office:value="1.2426" calcext:value-type="float">
            <text:p>1.2426</text:p>
          </table:table-cell>
          <table:table-cell table:formula="of:=[.A7]" office:value-type="float" office:value="8.6" calcext:value-type="float">
            <text:p>8.6</text:p>
          </table:table-cell>
          <table:table-cell table:formula="of:=[.E7]*[.E7]" office:value-type="float" office:value="1.54405476" calcext:value-type="float">
            <text:p>1.54405476</text:p>
          </table:table-cell>
          <table:table-cell table:formula="of:=[.F7]*[.F7]" office:value-type="float" office:value="73.96" calcext:value-type="float">
            <text:p>73.96</text:p>
          </table:table-cell>
          <table:table-cell table:formula="of:=[.E7]*[.F7]" office:value-type="float" office:value="10.68636" calcext:value-type="float">
            <text:p>10.686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редние</text:p>
          </table:table-cell>
          <table:table-cell table:formula="of:=AVERAGE([.E1:.E7])" office:value-type="float" office:value="0.456736666666667" calcext:value-type="float">
            <text:p>0.456736666666667</text:p>
          </table:table-cell>
          <table:table-cell table:formula="of:=AVERAGE([.F1:.F7])" office:value-type="float" office:value="3.03333333333333" calcext:value-type="float">
            <text:p>3.03333333333333</text:p>
          </table:table-cell>
          <table:table-cell table:formula="of:=AVERAGE([.G1:.G7])" office:value-type="float" office:value="0.348442807533333" calcext:value-type="float">
            <text:p>0.348442807533333</text:p>
          </table:table-cell>
          <table:table-cell table:formula="of:=AVERAGE([.H1:.H7])" office:value-type="float" office:value="16.2166666666667" calcext:value-type="float">
            <text:p>16.2166666666667</text:p>
          </table:table-cell>
          <table:table-cell table:formula="of:=AVERAGE([.I1:.I7])" office:value-type="float" office:value="2.37585366666667" calcext:value-type="float">
            <text:p>2.375853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 style:data-style-name="N2" text:time-value="21:29:41.0104193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4T21:07:02.330125868</meta:creation-date>
    <dc:date>2026-04-14T21:44:39.114958243</dc:date>
    <meta:editing-duration>PT4M46S</meta:editing-duration>
    <meta:editing-cycles>2</meta:editing-cycles>
    <meta:generator>LibreOffice/25.8.6.2$Linux_X86_64 LibreOffice_project/580$Build-2</meta:generator>
    <meta:document-statistic meta:table-count="2" meta:cell-count="116" meta:object-count="0"/>
  </office:meta>
</office:document-meta>
</file>